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 office:value-type="string" calcext:value-type="string">
            <text:p>Dubaî a disparu. 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reste scène Pilaaf à intégr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14:42:33.819411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16T17:39:36.995304568</dc:date>
    <meta:editing-duration>PT15H16M47S</meta:editing-duration>
    <meta:editing-cycles>27</meta:editing-cycles>
    <meta:generator>LibreOffice/7.0.4.2$Linux_X86_64 LibreOffice_project/00$Build-2</meta:generator>
    <meta:document-statistic meta:table-count="1" meta:cell-count="300" meta:object-count="0"/>
  </office:meta>
</office:document-meta>
</file>